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style:font-name="Times New Roman" fo:font-size="12pt" style:font-size-asian="12pt" style:font-size-complex="12pt"/>
    </style:style>
    <style:style style:name="P2" style:parent-style-name="Standard" style:family="paragraph">
      <style:paragraph-properties fo:text-align="justify"/>
      <style:text-properties style:font-name="Times New Roman" fo:font-size="12pt" style:font-size-asian="12pt" style:font-size-complex="12pt"/>
    </style:style>
    <style:style style:name="P3" style:parent-style-name="Standard" style:family="paragraph">
      <style:paragraph-properties fo:text-align="justify"/>
      <style:text-properties style:font-name="Times New Roman" fo:font-size="12pt" style:font-size-asian="12pt" style:font-size-complex="12pt"/>
    </style:style>
    <style:style style:name="P4" style:parent-style-name="Standard" style:family="paragraph">
      <style:paragraph-properties fo:text-align="justify"/>
      <style:text-properties style:font-name="Times New Roman" fo:font-size="12pt" style:font-size-asian="12pt" style:font-size-complex="12pt"/>
    </style:style>
    <style:style style:name="P5" style:parent-style-name="Standard" style:family="paragraph">
      <style:paragraph-properties fo:text-align="justify"/>
      <style:text-properties style:font-name="Times New Roman" fo:font-size="12pt" style:font-size-asian="12pt" style:font-size-complex="12pt"/>
    </style:style>
    <style:style style:name="P6" style:parent-style-name="Standard" style:family="paragraph">
      <style:paragraph-properties fo:text-align="justify"/>
      <style:text-properties style:font-name="Times New Roman" fo:font-size="12pt" style:font-size-asian="12pt" style:font-size-complex="12pt"/>
    </style:style>
    <style:style style:name="P7" style:parent-style-name="Standard" style:family="paragraph">
      <style:paragraph-properties fo:text-align="justify"/>
      <style:text-properties style:font-name="Times New Roman" fo:font-size="12pt" style:font-size-asian="12pt" style:font-size-complex="12pt"/>
    </style:style>
    <style:style style:name="P8" style:parent-style-name="Standard" style:family="paragraph">
      <style:paragraph-properties fo:text-align="justify"/>
    </style:style>
    <style:style style:name="T9" style:parent-style-name="Absatz-Standardschriftart" style:family="text">
      <style:text-properties style:font-name="Times New Roman" fo:font-size="12pt" style:font-size-asian="12pt" style:font-size-complex="12pt"/>
    </style:style>
    <style:style style:name="P10" style:parent-style-name="Standard" style:family="paragraph">
      <style:paragraph-properties fo:text-align="justify"/>
      <style:text-properties style:font-name="Times New Roman" fo:font-size="12pt" style:font-size-asian="12pt" style:font-size-complex="12pt"/>
    </style:style>
    <style:style style:name="P11" style:parent-style-name="Standard" style:family="paragraph">
      <style:paragraph-properties fo:text-align="center"/>
      <style:text-properties style:font-name="Times New Roman" style:font-name-asian="Times New Roman" fo:font-weight="bold" style:font-weight-asian="bold" fo:color="#000000" fo:font-size="18pt" style:font-size-asian="18pt" style:font-size-complex="18pt" style:language-asian="de" style:country-asian="DE"/>
    </style:style>
    <style:style style:name="P12" style:parent-style-name="Standard" style:family="paragraph">
      <style:paragraph-properties fo:text-align="center"/>
      <style:text-properties style:font-name="Times New Roman" fo:font-size="12pt" style:font-size-asian="12pt" style:font-size-complex="12pt"/>
    </style:style>
    <style:style style:name="P13" style:parent-style-name="Standard" style:family="paragraph">
      <style:paragraph-properties fo:text-align="center"/>
      <style:text-properties style:font-name="Times New Roman" fo:font-size="12pt" style:font-size-asian="12pt" style:font-size-complex="12pt"/>
    </style:style>
    <style:style style:name="P14" style:parent-style-name="Standard" style:family="paragraph">
      <style:paragraph-properties fo:text-align="center"/>
      <style:text-properties style:font-name="Times New Roman" fo:font-size="12pt" style:font-size-asian="12pt" style:font-size-complex="12pt"/>
    </style:style>
    <style:style style:name="P15" style:parent-style-name="Standard" style:family="paragraph">
      <style:paragraph-properties fo:text-align="center"/>
      <style:text-properties style:font-name="Times New Roman" fo:font-size="12pt" style:font-size-asian="12pt" style:font-size-complex="12pt"/>
    </style:style>
    <style:style style:name="P16" style:parent-style-name="Standard" style:family="paragraph">
      <style:paragraph-properties fo:text-align="center"/>
    </style:style>
    <style:style style:name="T17" style:parent-style-name="Hyperlink" style:family="text">
      <style:text-properties style:font-name="Times New Roman" fo:font-size="12pt" style:font-size-asian="12pt" style:font-size-complex="12pt"/>
    </style:style>
    <style:style style:name="P18" style:parent-style-name="Standard" style:family="paragraph">
      <style:paragraph-properties fo:text-align="center"/>
      <style:text-properties style:font-name="Times New Roman" fo:font-size="12pt" style:font-size-asian="12pt" style:font-size-complex="12pt"/>
    </style:style>
    <style:style style:name="P19" style:parent-style-name="Standard" style:family="paragraph">
      <style:paragraph-properties fo:text-align="center"/>
      <style:text-properties style:font-name="Times New Roman" fo:font-size="12pt" style:font-size-asian="12pt" style:font-size-complex="12pt"/>
    </style:style>
    <style:style style:name="P20" style:parent-style-name="Standard" style:family="paragraph">
      <style:paragraph-properties fo:text-align="center"/>
      <style:text-properties style:font-name="Times New Roman" style:font-name-asian="Times New Roman" fo:font-size="12pt" style:font-size-asian="12pt" style:font-size-complex="12pt"/>
    </style:style>
    <style:style style:name="P21"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22" style:parent-style-name="Listenabsatz" style:list-style-name="LFO1" style:family="paragraph">
      <style:text-properties style:font-name="Times New Roman" fo:font-size="12pt" style:font-size-asian="12pt" style:font-size-complex="12pt"/>
    </style:style>
    <style:style style:name="P23" style:parent-style-name="Listenabsatz" style:list-style-name="LFO1" style:family="paragraph">
      <style:text-properties style:font-name="Times New Roman" fo:font-size="12pt" style:font-size-asian="12pt" style:font-size-complex="12pt"/>
    </style:style>
    <style:style style:name="P24" style:parent-style-name="Listenabsatz" style:list-style-name="LFO1" style:family="paragraph">
      <style:text-properties style:font-name="Times New Roman" fo:font-size="12pt" style:font-size-asian="12pt" style:font-size-complex="12pt"/>
    </style:style>
    <style:style style:name="P25" style:parent-style-name="Listenabsatz" style:list-style-name="LFO1" style:family="paragraph">
      <style:text-properties style:font-name="Times New Roman" fo:font-size="12pt" style:font-size-asian="12pt" style:font-size-complex="12pt"/>
    </style:style>
    <style:style style:name="P26" style:parent-style-name="Listenabsatz" style:list-style-name="LFO1" style:family="paragraph">
      <style:text-properties style:font-name="Times New Roman" fo:font-size="12pt" style:font-size-asian="12pt" style:font-size-complex="12pt"/>
    </style:style>
    <style:style style:name="P27" style:parent-style-name="Listenabsatz" style:list-style-name="LFO2" style:family="paragraph">
      <style:paragraph-properties fo:text-align="center"/>
      <style:text-properties style:font-name="Times New Roman" fo:font-size="20pt" style:font-size-asian="20pt" style:font-size-complex="20pt"/>
    </style:style>
    <style:style style:name="P28" style:parent-style-name="Standard" style:family="paragraph">
      <style:paragraph-properties fo:margin-left="0.25in">
        <style:tab-stops/>
      </style:paragraph-properties>
      <style:text-properties style:font-name="Times New Roman" fo:font-size="12pt" style:font-size-asian="12pt" style:font-size-complex="12pt"/>
    </style:style>
    <style:style style:name="P29" style:parent-style-name="Listenabsatz" style:list-style-name="LFO4" style:family="paragraph">
      <style:text-properties style:font-name="Times New Roman" fo:font-size="12pt" style:font-size-asian="12pt" style:font-size-complex="12pt"/>
    </style:style>
    <style:style style:name="P30" style:parent-style-name="Listenabsatz" style:list-style-name="LFO4" style:family="paragraph">
      <style:text-properties style:font-name="Times New Roman" fo:font-size="12pt" style:font-size-asian="12pt" style:font-size-complex="12pt"/>
    </style:style>
    <style:style style:name="P31" style:parent-style-name="Standard" style:family="paragraph">
      <style:paragraph-properties fo:margin-left="0.25in">
        <style:tab-stops/>
      </style:paragraph-properties>
      <style:text-properties style:font-name="Times New Roman" fo:font-size="12pt" style:font-size-asian="12pt" style:font-size-complex="12pt"/>
    </style:style>
    <style:style style:name="P32" style:parent-style-name="Listenabsatz" style:list-style-name="LFO3" style:family="paragraph"/>
    <style:style style:name="T33" style:parent-style-name="Absatz-Standardschriftart" style:family="text">
      <style:text-properties style:font-name="Times New Roman" fo:font-weight="bold" style:font-weight-asian="bold" fo:font-size="12pt" style:font-size-asian="12pt" style:font-size-complex="12pt"/>
    </style:style>
    <style:style style:name="T34" style:parent-style-name="Absatz-Standardschriftart" style:family="text">
      <style:text-properties style:font-name="Times New Roman" fo:font-size="12pt" style:font-size-asian="12pt" style:font-size-complex="12pt"/>
    </style:style>
    <style:style style:name="P35" style:parent-style-name="Listenabsatz" style:family="paragraph">
      <style:text-properties style:font-name="Times New Roman" fo:font-size="12pt" style:font-size-asian="12pt" style:font-size-complex="12pt"/>
    </style:style>
    <style:style style:name="P36" style:parent-style-name="Listenabsatz" style:list-style-name="LFO3" style:family="paragraph"/>
    <style:style style:name="T37" style:parent-style-name="Absatz-Standardschriftart" style:family="text">
      <style:text-properties style:font-name="Times New Roman" fo:font-weight="bold" style:font-weight-asian="bold" fo:font-size="12pt" style:font-size-asian="12pt" style:font-size-complex="12pt"/>
    </style:style>
    <style:style style:name="T38" style:parent-style-name="Absatz-Standardschriftart" style:family="text">
      <style:text-properties style:font-name="Times New Roman" fo:font-size="12pt" style:font-size-asian="12pt" style:font-size-complex="12pt"/>
    </style:style>
    <style:style style:name="P39" style:parent-style-name="Listenabsatz" style:family="paragraph">
      <style:text-properties style:font-name="Times New Roman" fo:font-size="12pt" style:font-size-asian="12pt" style:font-size-complex="12pt"/>
    </style:style>
    <style:style style:name="P40" style:parent-style-name="Standard" style:family="paragraph">
      <style:paragraph-properties fo:margin-left="0.2083in">
        <style:tab-stops/>
      </style:paragraph-properties>
      <style:text-properties style:font-name="Times New Roman" fo:font-size="12pt" style:font-size-asian="12pt" style:font-size-complex="12pt"/>
    </style:style>
    <style:style style:name="P41" style:parent-style-name="Listenabsatz" style:list-style-name="LFO3" style:family="paragraph">
      <style:text-properties style:font-name="Times New Roman" fo:font-weight="bold" style:font-weight-asian="bold" fo:font-size="12pt" style:font-size-asian="12pt" style:font-size-complex="12pt"/>
    </style:style>
    <style:style style:name="P42" style:parent-style-name="Standard" style:family="paragraph">
      <style:paragraph-properties fo:margin-left="0.25in">
        <style:tab-stops/>
      </style:paragraph-properties>
      <style:text-properties style:font-name="Times New Roman" fo:font-size="12pt" style:font-size-asian="12pt" style:font-size-complex="12pt"/>
    </style:style>
    <style:style style:name="P43" style:parent-style-name="Standard" style:family="paragraph">
      <style:paragraph-properties fo:margin-left="0.25in">
        <style:tab-stops/>
      </style:paragraph-properties>
      <style:text-properties style:font-name="Times New Roman" fo:font-size="12pt" style:font-size-asian="12pt" style:font-size-complex="12pt"/>
    </style:style>
    <style:style style:name="P44" style:parent-style-name="Listenabsatz" style:list-style-name="LFO2" style:family="paragraph">
      <style:paragraph-properties fo:text-align="center"/>
    </style:style>
    <style:style style:name="T45" style:parent-style-name="Absatz-Standardschriftart" style:family="text">
      <style:text-properties style:font-name="Times New Roman" fo:font-weight="bold" style:font-weight-asian="bold" fo:font-size="12pt" style:font-size-asian="12pt" style:font-size-complex="12pt"/>
    </style:style>
    <style:style style:name="T46" style:parent-style-name="Absatz-Standardschriftart" style:family="text">
      <style:text-properties style:font-name="Times New Roman" fo:font-size="12pt" style:font-size-asian="12pt" style:font-size-complex="12pt"/>
    </style:style>
    <style:style style:name="T47" style:parent-style-name="Absatz-Standardschriftart" style:family="text">
      <style:text-properties style:font-name="Times New Roman" fo:font-weight="bold" style:font-weight-asian="bold" fo:font-size="12pt" style:font-size-asian="12pt" style:font-size-complex="12pt"/>
    </style:style>
    <style:style style:name="P48" style:parent-style-name="Standard" style:family="paragraph">
      <style:paragraph-properties fo:margin-left="0.25in">
        <style:tab-stops/>
      </style:paragraph-properties>
      <style:text-properties style:font-name="Times New Roman" fo:font-weight="bold" style:font-weight-asian="bold" fo:font-size="12pt" style:font-size-asian="12pt" style:font-size-complex="12pt"/>
    </style:style>
    <style:style style:name="P49" style:parent-style-name="Standard" style:family="paragraph">
      <style:paragraph-properties fo:margin-left="0.25in">
        <style:tab-stops/>
      </style:paragraph-properties>
    </style:style>
    <style:style style:name="T50" style:parent-style-name="Absatz-Standardschriftart" style:family="text">
      <style:text-properties style:font-name="Times New Roman" fo:font-size="12pt" style:font-size-asian="12pt" style:font-size-complex="12pt"/>
    </style:style>
    <style:style style:name="T51" style:parent-style-name="Absatz-Standardschriftart" style:family="text">
      <style:text-properties style:font-name="Times New Roman" fo:font-size="12pt" style:font-size-asian="12pt" style:font-size-complex="12pt"/>
    </style:style>
    <style:style style:name="T52" style:parent-style-name="Absatz-Standardschriftart" style:family="text">
      <style:text-properties style:font-name="Times New Roman" fo:font-size="12pt" style:font-size-asian="12pt" style:font-size-complex="12pt"/>
    </style:style>
    <style:style style:name="T53" style:parent-style-name="Absatz-Standardschriftart" style:family="text">
      <style:text-properties style:font-name="Times New Roman" fo:font-size="12pt" style:font-size-asian="12pt" style:font-size-complex="12pt"/>
    </style:style>
    <style:style style:name="T54" style:parent-style-name="Absatz-Standardschriftart" style:family="text">
      <style:text-properties style:font-name="Times New Roman" fo:font-size="12pt" style:font-size-asian="12pt" style:font-size-complex="12pt"/>
    </style:style>
    <style:style style:name="T55" style:parent-style-name="Absatz-Standardschriftart" style:family="text">
      <style:text-properties style:font-name="Times New Roman" fo:font-size="12pt" style:font-size-asian="12pt" style:font-size-complex="12pt"/>
    </style:style>
    <style:style style:name="T56" style:parent-style-name="Absatz-Standardschriftart" style:family="text">
      <style:text-properties style:font-name="Times New Roman" fo:font-size="12pt" style:font-size-asian="12pt" style:font-size-complex="12pt"/>
    </style:style>
    <style:style style:name="T57" style:parent-style-name="Absatz-Standardschriftart" style:family="text">
      <style:text-properties style:font-name="Times New Roman" fo:font-size="12pt" style:font-size-asian="12pt" style:font-size-complex="12pt"/>
    </style:style>
    <style:style style:name="T58" style:parent-style-name="Absatz-Standardschriftart" style:family="text">
      <style:text-properties style:font-name="Times New Roman" fo:color="#303030" fo:font-size="13.5pt" style:font-size-asian="13.5pt" style:font-size-complex="13.5pt" fo:background-color="#FFFFFF"/>
    </style:style>
    <style:style style:name="T59" style:parent-style-name="Absatz-Standardschriftart" style:family="text">
      <style:text-properties style:font-name="Times New Roman" fo:color="#303030" fo:font-size="12pt" style:font-size-asian="12pt" style:font-size-complex="12pt" fo:background-color="#FFFFFF"/>
    </style:style>
    <style:style style:name="T60" style:parent-style-name="Absatz-Standardschriftart" style:family="text">
      <style:text-properties style:font-name="Times New Roman" fo:font-size="12pt" style:font-size-asian="12pt" style:font-size-complex="12pt"/>
    </style:style>
    <style:style style:name="T61" style:parent-style-name="Absatz-Standardschriftart" style:family="text">
      <style:text-properties style:font-name="Times New Roman" fo:font-size="12pt" style:font-size-asian="12pt" style:font-size-complex="12pt"/>
    </style:style>
    <style:style style:name="T62" style:parent-style-name="Absatz-Standardschriftart" style:family="text">
      <style:text-properties style:font-name="Times New Roman" fo:font-size="12pt" style:font-size-asian="12pt" style:font-size-complex="12pt"/>
    </style:style>
    <style:style style:name="T63" style:parent-style-name="Absatz-Standardschriftart" style:family="text">
      <style:text-properties style:font-name="Times New Roman" fo:font-size="12pt" style:font-size-asian="12pt" style:font-size-complex="12pt"/>
    </style:style>
    <style:style style:name="T64" style:parent-style-name="Absatz-Standardschriftart" style:family="text">
      <style:text-properties style:font-name="Times New Roman" fo:font-size="12pt" style:font-size-asian="12pt" style:font-size-complex="12pt"/>
    </style:style>
    <style:style style:name="T65" style:parent-style-name="Absatz-Standardschriftart" style:family="text">
      <style:text-properties style:font-name="Times New Roman" fo:font-size="12pt" style:font-size-asian="12pt" style:font-size-complex="12pt"/>
    </style:style>
    <style:style style:name="T66" style:parent-style-name="Absatz-Standardschriftart" style:family="text">
      <style:text-properties style:font-name="Times New Roman" fo:font-size="12pt" style:font-size-asian="12pt" style:font-size-complex="12pt"/>
    </style:style>
    <style:style style:name="T67" style:parent-style-name="Absatz-Standardschriftart" style:family="text">
      <style:text-properties style:font-name="Times New Roman" fo:font-size="12pt" style:font-size-asian="12pt" style:font-size-complex="12pt"/>
    </style:style>
    <style:style style:name="T68" style:parent-style-name="Absatz-Standardschriftart" style:family="text">
      <style:text-properties style:font-name="Times New Roman" fo:font-size="12pt" style:font-size-asian="12pt" style:font-size-complex="12pt"/>
    </style:style>
    <style:style style:name="T69" style:parent-style-name="Absatz-Standardschriftart" style:family="text">
      <style:text-properties style:font-name="Times New Roman" fo:font-size="12pt" style:font-size-asian="12pt" style:font-size-complex="12pt"/>
    </style:style>
    <style:style style:name="T70" style:parent-style-name="Absatz-Standardschriftart" style:family="text">
      <style:text-properties style:font-name="Times New Roman" fo:font-size="12pt" style:font-size-asian="12pt" style:font-size-complex="12pt"/>
    </style:style>
    <style:style style:name="T71" style:parent-style-name="Absatz-Standardschriftart" style:family="text">
      <style:text-properties style:font-name="Times New Roman" fo:font-size="12pt" style:font-size-asian="12pt" style:font-size-complex="12pt"/>
    </style:style>
    <style:style style:name="T72" style:parent-style-name="Absatz-Standardschriftart" style:family="text">
      <style:text-properties style:font-name="Times New Roman" fo:font-size="12pt" style:font-size-asian="12pt" style:font-size-complex="12pt"/>
    </style:style>
    <style:style style:name="T73" style:parent-style-name="Absatz-Standardschriftart" style:family="text">
      <style:text-properties style:font-name="Times New Roman" fo:font-size="12pt" style:font-size-asian="12pt" style:font-size-complex="12pt"/>
    </style:style>
    <style:style style:name="T74" style:parent-style-name="Absatz-Standardschriftart" style:family="text">
      <style:text-properties style:font-name="Times New Roman" fo:font-size="12pt" style:font-size-asian="12pt" style:font-size-complex="12pt"/>
    </style:style>
    <style:style style:name="T75" style:parent-style-name="Absatz-Standardschriftart" style:family="text">
      <style:text-properties style:font-name="Times New Roman" fo:font-size="12pt" style:font-size-asian="12pt" style:font-size-complex="12pt"/>
    </style:style>
    <style:style style:name="T76" style:parent-style-name="Absatz-Standardschriftart" style:family="text">
      <style:text-properties style:font-name="Times New Roman" fo:font-size="12pt" style:font-size-asian="12pt" style:font-size-complex="12pt"/>
    </style:style>
    <style:style style:name="T77" style:parent-style-name="Absatz-Standardschriftart" style:family="text">
      <style:text-properties style:font-name="Times New Roman" fo:font-size="12pt" style:font-size-asian="12pt" style:font-size-complex="12pt"/>
    </style:style>
    <style:style style:name="T78" style:parent-style-name="Absatz-Standardschriftart" style:family="text">
      <style:text-properties style:font-name="Times New Roman" fo:font-size="12pt" style:font-size-asian="12pt" style:font-size-complex="12pt"/>
    </style:style>
    <style:style style:name="T79" style:parent-style-name="Absatz-Standardschriftart" style:family="text">
      <style:text-properties style:font-name="Times New Roman" fo:font-size="12pt" style:font-size-asian="12pt" style:font-size-complex="12pt"/>
    </style:style>
    <style:style style:name="T80" style:parent-style-name="Absatz-Standardschriftart" style:family="text">
      <style:text-properties style:font-name="Times New Roman" fo:font-size="12pt" style:font-size-asian="12pt" style:font-size-complex="12pt"/>
    </style:style>
    <style:style style:name="T81" style:parent-style-name="Absatz-Standardschriftart" style:family="text">
      <style:text-properties style:font-name="Times New Roman" fo:font-size="12pt" style:font-size-asian="12pt" style:font-size-complex="12pt"/>
    </style:style>
    <style:style style:name="T82" style:parent-style-name="Absatz-Standardschriftart" style:family="text">
      <style:text-properties style:font-name="Times New Roman" fo:font-size="12pt" style:font-size-asian="12pt" style:font-size-complex="12pt"/>
    </style:style>
    <style:style style:name="T83" style:parent-style-name="Absatz-Standardschriftart" style:family="text">
      <style:text-properties style:font-name="Times New Roman" fo:font-size="12pt" style:font-size-asian="12pt" style:font-size-complex="12pt"/>
    </style:style>
    <style:style style:name="T84" style:parent-style-name="Absatz-Standardschriftart" style:family="text">
      <style:text-properties style:font-name="Times New Roman" fo:font-size="12pt" style:font-size-asian="12pt" style:font-size-complex="12pt"/>
    </style:style>
    <style:style style:name="P85" style:parent-style-name="Standard" style:family="paragraph">
      <style:paragraph-properties fo:margin-left="0.25in">
        <style:tab-stops/>
      </style:paragraph-properties>
      <style:text-properties style:font-name="Times New Roman" fo:font-size="12pt" style:font-size-asian="12pt" style:font-size-complex="12pt"/>
    </style:style>
    <style:style style:name="P86" style:parent-style-name="Standard" style:family="paragraph">
      <style:paragraph-properties fo:margin-left="0.25in">
        <style:tab-stops/>
      </style:paragraph-properties>
    </style:style>
    <style:style style:name="T87" style:parent-style-name="Absatz-Standardschriftart" style:family="text">
      <style:text-properties style:font-name="Times New Roman" fo:font-weight="bold" style:font-weight-asian="bold" fo:font-size="12pt" style:font-size-asian="12pt" style:font-size-complex="12pt"/>
    </style:style>
    <style:style style:name="T88" style:parent-style-name="Absatz-Standardschriftart" style:family="text">
      <style:text-properties style:font-name="Times New Roman" fo:font-size="12pt" style:font-size-asian="12pt" style:font-size-complex="12pt"/>
    </style:style>
    <style:style style:name="T89" style:parent-style-name="Absatz-Standardschriftart" style:family="text">
      <style:text-properties style:font-name="Times New Roman" fo:font-weight="bold" style:font-weight-asian="bold" fo:font-size="12pt" style:font-size-asian="12pt" style:font-size-complex="12pt"/>
    </style:style>
    <style:style style:name="P90" style:parent-style-name="Standard" style:family="paragraph">
      <style:paragraph-properties fo:margin-left="0.25in">
        <style:tab-stops/>
      </style:paragraph-properties>
      <style:text-properties style:font-name="Times New Roman" fo:font-size="12pt" style:font-size-asian="12pt" style:font-size-complex="12pt"/>
    </style:style>
    <style:style style:name="P91" style:parent-style-name="Standard" style:family="paragraph">
      <style:paragraph-properties fo:margin-left="0.25in">
        <style:tab-stops/>
      </style:paragraph-properties>
      <style:text-properties style:font-name="Times New Roman" fo:font-size="12pt" style:font-size-asian="12pt" style:font-size-complex="12pt"/>
    </style:style>
    <style:style style:name="P92" style:parent-style-name="Standard" style:family="paragraph">
      <style:paragraph-properties fo:margin-left="0.25in">
        <style:tab-stops/>
      </style:paragraph-properties>
      <style:text-properties style:font-name="Times New Roman" fo:font-size="12pt" style:font-size-asian="12pt" style:font-size-complex="12pt"/>
    </style:style>
    <style:style style:name="P93" style:parent-style-name="Standard" style:family="paragraph">
      <style:paragraph-properties fo:margin-left="0.25in">
        <style:tab-stops/>
      </style:paragraph-properties>
      <style:text-properties style:font-name="Times New Roman" fo:font-size="12pt" style:font-size-asian="12pt" style:font-size-complex="12pt"/>
    </style:style>
    <style:style style:name="P94" style:parent-style-name="Listenabsatz" style:list-style-name="LFO2" style:family="paragraph">
      <style:paragraph-properties fo:text-align="center"/>
      <style:text-properties style:font-name="Times New Roman" fo:font-weight="bold" style:font-weight-asian="bold" fo:font-size="12pt" style:font-size-asian="12pt" style:font-size-complex="12pt"/>
    </style:style>
    <style:style style:name="P95" style:parent-style-name="Standard" style:family="paragraph">
      <style:paragraph-properties fo:margin-left="0.25in">
        <style:tab-stops/>
      </style:paragraph-properties>
      <style:text-properties style:font-name="Times New Roman" fo:font-size="12pt" style:font-size-asian="12pt" style:font-size-complex="12pt"/>
    </style:style>
    <style:style style:name="P96" style:parent-style-name="Listenabsatz" style:list-style-name="LFO2" style:family="paragraph">
      <style:paragraph-properties fo:text-align="center"/>
      <style:text-properties style:font-name="Times New Roman" fo:font-weight="bold" style:font-weight-asian="bold" fo:font-size="12pt" style:font-size-asian="12pt" style:font-size-complex="12pt"/>
    </style:style>
    <style:style style:name="P97" style:parent-style-name="Standard" style:family="paragraph">
      <style:paragraph-properties fo:margin-left="0.25in">
        <style:tab-stops/>
      </style:paragraph-properties>
      <style:text-properties style:font-name="Times New Roman" fo:font-size="12pt" style:font-size-asian="12pt" style:font-size-complex="12pt"/>
    </style:style>
    <style:style style:name="P98" style:parent-style-name="Standard" style:family="paragraph">
      <style:paragraph-properties fo:margin-left="0.25in">
        <style:tab-stops/>
      </style:paragraph-properties>
      <style:text-properties style:font-name="Times New Roman" fo:font-size="12pt" style:font-size-asian="12pt" style:font-size-complex="12pt"/>
    </style:style>
    <style:style style:name="P99" style:parent-style-name="Listenabsatz" style:list-style-name="LFO2" style:family="paragraph">
      <style:paragraph-properties fo:text-align="center"/>
      <style:text-properties style:font-name="Times New Roman" fo:font-weight="bold" style:font-weight-asian="bold" fo:font-size="12pt" style:font-size-asian="12pt" style:font-size-complex="12pt"/>
    </style:style>
    <style:style style:name="P100" style:parent-style-name="Standard" style:family="paragraph">
      <style:paragraph-properties fo:margin-left="0.25in">
        <style:tab-stops/>
      </style:paragraph-properties>
      <style:text-properties style:font-name="Times New Roman" fo:font-size="12pt" style:font-size-asian="12pt" style:font-size-complex="12pt"/>
    </style:style>
    <style:style style:name="P101" style:parent-style-name="Standard" style:family="paragraph">
      <style:paragraph-properties fo:margin-left="0.25in">
        <style:tab-stops/>
      </style:paragraph-properties>
      <style:text-properties style:font-name="Times New Roman" fo:font-size="12pt" style:font-size-asian="12pt" style:font-size-complex="12pt"/>
    </style:style>
    <style:style style:name="P102" style:parent-style-name="Standard" style:family="paragraph">
      <style:paragraph-properties fo:margin-left="0.25in">
        <style:tab-stops/>
      </style:paragraph-properties>
      <style:text-properties style:font-name="Times New Roman" fo:font-size="12pt" style:font-size-asian="12pt" style:font-size-complex="12pt"/>
    </style:style>
  </office:automatic-styles>
  <office:body>
    <office:text text:use-soft-page-breaks="true">
      <text:p text:style-name="P1"><text:bookmark-start text:name="_Hlk13434509"/>Hochschule Worms</text:p>
      <text:p text:style-name="P2">Angewandte Informatik</text:p>
      <text:p text:style-name="P3"><text:bookmark-end text:name="_Hlk13434509"/></text:p>
      <text:p text:style-name="P4"/>
      <text:p text:style-name="P5"><text:bookmark-start text:name="_Hlk13434581"/>Sommersemester 2019</text:p>
      <text:p text:style-name="P6"/>
      <text:p text:style-name="P7">Blog-Artikel</text:p>
      <text:p text:style-name="P8"><text:span text:style-name="T9">Prüfer:<text:s/></text:span>Roberto Damm &amp; Roberto Damm</text:p>
      <text:p text:style-name="P10"><text:bookmark-end text:name="_Hlk13434581"/></text:p>
      <text:p text:style-name="P11">Google Flutter vs. Android-Gemeinsamkeiten, Unterschiede, Auswahlhilfe</text:p>
      <text:p text:style-name="P12">von:</text:p>
      <text:p text:style-name="P13">Kom Nenkam Lionel Arthur</text:p>
      <text:p text:style-name="P14">Kussmaulstraße. 7</text:p>
      <text:p text:style-name="P15">67063 Ludwigshafen</text:p>
      <text:p text:style-name="P16"><text:a xlink:href="mailto:Inf2980@hs-worms.de" office:target-frame-name="_top" xlink:show="replace"><text:span text:style-name="T17">Inf2980@hs-worms.de</text:span></text:a></text:p>
      <text:p text:style-name="P18"><text:bookmark-start text:name="_Hlk13435099"/>Matrikeln.: 673471</text:p>
      <text:p text:style-name="P19"><text:bookmark-end text:name="_Hlk13435099"/>Fachbereich Informatik</text:p>
      <text:p text:style-name="P20">30.07.20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1">Gliederung</text:p>
      <text:list text:style-name="LFO1" text:continue-numbering="true">
        <text:list-item>
          <text:p text:style-name="P22">Einleitung</text:p>
        </text:list-item>
        <text:list-item>
          <text:p text:style-name="P23">Unterschied<text:s/>zwischen Google Flutter und Android</text:p>
        </text:list-item>
        <text:list-item>
          <text:p text:style-name="P24">Gemeinsamkeit<text:s/>zwischen Google Flutter und Android</text:p>
        </text:list-item>
        <text:list-item>
          <text:p text:style-name="P25">Unterschiedliche<text:s/>Hilfspunkte<text:s/>bei der Auswahl einer von diesen Plattformen für ein Projekt.</text:p>
        </text:list-item>
        <text:list-item>
          <text:p text:style-name="P26">Zusammenfassung<text:s/></text:p>
        </text:list-item>
      </text:list>
      <text:p text:style-name="Standard"/>
      <text:p text:style-name="Standard"/>
      <text:p text:style-name="Standard"/>
      <text:list text:style-name="LFO2" text:continue-numbering="true">
        <text:list-item>
          <text:p text:style-name="P27">Einleitung</text:p>
        </text:list-item>
      </text:list>
      <text:p text:style-name="P28">Heutzutage stellen sich viele Mobile Entwickeln die Frage: Mit welcher Programmiersprache soll ich für die Entwicklung meiner App benutzen? Oder welche Plattforme soll ich für Entwicklung meiner App benutzen? Da immer mehr Plattforme<text:s/>sich<text:s/>im Lauf der Zeit entwickeln werden. In unsere Blog-Artikel werden wir uns mit zweit wichtigen Plattforme<text:s/>beschäftigen, die sehr viel benutzt sind:</text:p>
      <text:list text:style-name="LFO4" text:continue-numbering="true">
        <text:list-item>
          <text:p text:style-name="P29">Google Flutter</text:p>
        </text:list-item>
        <text:list-item>
          <text:p text:style-name="P30">Google Android</text:p>
        </text:list-item>
      </text:list>
      <text:p text:style-name="P31">Wir kennen bestimmt bekannt<text:s/>Mobile Anwendung,<text:s/>die mit der beiden Plattform entwickeln wurden. Wir haben zum Beispiel<text:s/></text:p>
      <text:list text:style-name="LFO3" text:continue-numbering="true">
        <text:list-item>
          <text:p text:style-name="P32"><text:span text:style-name="T33">Xianyu</text:span><text:span text:style-name="T34">:</text:span></text:p>
        </text:list-item>
      </text:list>
      <text:p text:style-name="P35">Alibaba, das weltweit größte Online-Handelsunternehmen, hat mit Flutter eine schöne App für iOS und Android für seine Xianyu-App erstellt, die mehr als 50 Millionen Downloads umfasst.</text:p>
      <text:list text:style-name="LFO3" text:continue-numbering="true">
        <text:list-item>
          <text:p text:style-name="P36"><text:span text:style-name="T37">AppTree</text:span><text:span text:style-name="T38">:</text:span></text:p>
        </text:list-item>
      </text:list>
      <text:p text:style-name="P39">AppTree ist eine Zusammenstellung von Unternehmensanwendungen für Marken wie McDonalds, Stanford, Wayfair und Fermilab.</text:p>
      <text:p text:style-name="P40">Da sind nur einige unter vielen. Mit Google Android haben wir auch so sehr bekannt App<text:s/>Wie zum Beispiel:<text:s/></text:p>
      <text:list text:style-name="LFO3" text:continue-numbering="true">
        <text:list-item>
          <text:p text:style-name="P41">Instagram:</text:p>
        </text:list-item>
      </text:list>
      <text:p text:style-name="P42">Instagram<text:s/>ist ein werbefinanzierte Onlinedienst zum Teilen von Fotos und Video, der zu Facebook gehört.<text:s/></text:p>
      <text:p text:style-name="P43">Also sicher ist, dass man sehr tolle Mobile Anwendungen mit beiden<text:s/>Plattform entwickeln<text:s/>kann, Aber<text:s/>darum geht es in diesem Blog-Artikel nicht, sondern<text:s/>für<text:s/>welche<text:s/>Projekttypen sich eine von beiden Plattform eher eignet als die andere ist. Dafür<text:s/>werden auf<text:s/>die Gemeinsamkeit und die<text:s/>Unterschiedlichkeit<text:s/>zwischen diesen beiden Plattformen<text:s/>eingehen.</text:p>
      <text:soft-page-break/>
      <text:list text:style-name="LFO2" text:continue-numbering="true">
        <text:list-item>
          <text:p text:style-name="P44"><text:span text:style-name="T45">Unterschiedliche</text:span><text:span text:style-name="T46"><text:s/></text:span><text:span text:style-name="T47">zwischen Google Flutter und Android</text:span></text:p>
        </text:list-item>
      </text:list>
      <text:p text:style-name="P48">II.1-<text:tab/>Google Flutter</text:p>
      <text:p text:style-name="P49"><text:span text:style-name="T50">Laut Google „Flutter“ ist<text:s/></text:span><text:span text:style-name="T51">eine<text:s/></text:span><text:span text:style-name="T52">Mobile App SDK für das Erstellen hochwertiger nativer Interfaces für Android und iOS in Rekordzeit</text:span><text:span text:style-name="T53">. Flutter – Anwendungen werden in Dart geschrieben. <text:s/>Dart ist ebenfalls eine Eigenentwicklung von Google, die speziell für auf die Entwicklung von Frontend-Anwendungen zugeschnitten ist und auch z.B für die Programmierung von Angular verwendet werden kann.<text:s/></text:span><text:span text:style-name="T54">Im Dezember 2018</text:span><text:span text:style-name="T55"><text:s/>veröffentliche Google zudem die erste stabile Version (1.0) seines neue</text:span><text:span text:style-name="T56">n – ebenfalls als OpenSource aufgebauten – Entwicklungs-Frameworks „Flutter“ für mobile Anwendungen</text:span><text:span text:style-name="T57">.</text:span><text:span text:style-name="T58"><text:s/></text:span><text:span text:style-name="T59">Die höchst angepriesenen Features von Flutter sind Hot Reload</text:span><text:span text:style-name="T60">.<text:s/></text:span><text:span text:style-name="T61">das sofortige Beobachten von Änderungen am Gerät beim Programmieren</text:span><text:span text:style-name="T62">.<text:s/></text:span><text:span text:style-name="T63">eine extensive Widget-Library, die das Design von schönen und flüssigen User Interfaces erleichtern soll und also das asynchrone Ausführen von Operationen bei Nutzerinteraktionen</text:span><text:span text:style-name="T64">. Wi</text:span><text:span text:style-name="T65">dgets ist ein Wort, das man in Flutter ständig liest. Jedes Objekt ist in Flutter<text:s/></text:span><text:span text:style-name="T66">eins Widgets. Flu</text:span><text:span text:style-name="T67">tter verfügt über umfassende Bibliothek an Widgets, die in Material und Cupertino unterteilt sind und die Android und iOS Äquivalente darstellen</text:span><text:span text:style-name="T68">.<text:s/></text:span><text:span text:style-name="T69">Zur Kopplung an die Plattform und deren Kontextservices nutzt Flutter<text:s/></text:span><text:a xlink:href="https://flutter.io/platform-channels/" office:target-frame-name="_blank" xlink:show="new"><text:span text:style-name="T70">Nachrichtenkanäle</text:span></text:a><text:span text:style-name="T71">, über die es sich mit dem Backend austauscht.</text:span><text:span text:style-name="T72"><text:s/>Flutter ist über die letzten Jahren immer weiter gereift. Der SDK erfreut sich auf Stack Overflow zunehmender Beliebtheit und teilweise gleichauf oder höher als ReactNative. Flu</text:span><text:span text:style-name="T73">tter Apps werden auch auf dem von Google entwickelten Betriebssystem Fuchsia laufen können. Den SDK fehlen noch Reife und Tooling. Die Community befindet sich im Wachstum und Google arbeitet beständig daran auf Entwickler-Konferenzen für Flutter zu werden.</text:span><text:span text:style-name="T74"><text:s/></text:span><text:span text:style-name="T75">Aber Flutter<text:s/></text:span><text:span text:style-name="T76">verfügt<text:s/></text:span><text:span text:style-name="T77">über alles nötige Material</text:span><text:span text:style-name="T78">, um sehr gute native Anwendungen zu entwickeln.<text:s/></text:span><text:span text:style-name="T79">In Bezug auf Test Flutter habt das Package Test Widgets,<text:s/></text:span><text:span text:style-name="T80">dieses ist benutzt, um Test sowohl über die Benutzeroberfläche zu schreiben, als auch über die Funktionalitäten. Flutter verfügt<text:s/></text:span><text:span text:style-name="T81">über eine sehr reiche Dokumentation</text:span><text:span text:style-name="T82"><text:s/>darüber, wie man<text:s/></text:span><text:span text:style-name="T83">solchen Test</text:span><text:span text:style-name="T84"><text:s/>schreiben kann.<text:s/></text:span></text:p>
      <text:p text:style-name="P85"/>
      <text:p text:style-name="P86"><text:span text:style-name="T87">II.2-</text:span><text:span text:style-name="T88"><text:tab/></text:span><text:span text:style-name="T89">Google Android</text:span></text:p>
      <text:p text:style-name="P90">Android ist einer der bekanntesten Plattform zur Entwicklung<text:s/>von nativen mobilen Anwendungen.<text:s/>Die Entwicklung von Android-Anwendungen wurde bei Android Inc gestartet, das 2005 von Google gekauft wurde.<text:s/>Das Entwickeln von Anwendungen Android-Ureinwohner werden für den Moment als interessant eingestuft. Google hat<text:s/>ermittelt, dass Kotlin<text:s/>die offizielle Sprache für Java<text:s/>ist. Google<text:s/>arbeitet<text:s/>an<text:s/>einem<text:s/>neuen<text:s/>System zur Nutzung für Chrome und Handys:<text:s/>Fuchsia.<text:s/>Es ist doch wahr, dass die mit Android Studio entwickelte<text:s/>Android Native Anwendungen Super<text:s/>großartige<text:s/>Funktionalitäten haben. In Bezug auf die DIE Android Studio ist die Haupt<text:s/>DIE von Android, was nicht der falls mit Flutter ist. Die Flutters Anwendungen können mit Android Studio, Sublime Text oder Intellij entwickelt werden. <text:s/>Die mobilen Apps, die mit Java/Kotlin sind einfach und schneller, da alle Komponenten native erstellt wurden.<text:s/>Dieses<text:s/>sofortige Beobachten von Änderungen am Gerät beim Programmieren<text:s text:c="2"/>existiert bei Android nicht, jedes Mal, dass die Entwickler eine Änderung im Quelle Code machen, dann müssen sie die Anwendung rekonstruieren oder die betroffene Bestandteile, um die entsprechende Änderungen an den Geräten vorzunehmen, dieses Prozess nimmt auch Zeit, was nervig sein kann.<text:s/>Die Verwaltung der „dependencie“ sind von Gradle verwahlten. Flutter benutzt sein Selbst System von „dependencie“, der heißt Pub, er ist integer in der Flutters Apps,</text:p>
      <text:p text:style-name="P91">das hilft die neuen „Dependance“ einfach zu erhalten.</text:p>
      <text:soft-page-break/>
      <text:p text:style-name="P92">Die Benutzeroberfläche können<text:s/>durch den Konstruktor<text:s/>von Benutzeroberflächen<text:s/>von Android Studio erstellt werden, was die Erstellung von dieser<text:s/>beschleunigen.<text:s/>Die Dokumentation von Android liefert genügen Informationen darüber.<text:s/>Die Android Apps haben mithilft von Android Studio<text:s/>sehr gute Werkzeug<text:s/>zum Testen.</text:p>
      <text:p text:style-name="P93"/>
      <text:list text:style-name="LFO2" text:continue-numbering="true">
        <text:list-item>
          <text:p text:style-name="P94">Gemeinsamkeit zwischen Google Flutter und Android.</text:p>
        </text:list-item>
      </text:list>
      <text:p text:style-name="P95">Beide Plattforme haben auch Gemeinsame Punkte außer der Tatsache, dass<text:s/>mit beiden Plattforme<text:s/>Mobile Apps<text:s/>entwickeln kann. Sie haben auch die gleiche Grundkonzept, obwohl die Beide Programmiersprache unterschiedlich sind.<text:s/></text:p>
      <text:list text:style-name="LFO2" text:continue-numbering="true">
        <text:list-item>
          <text:p text:style-name="P96">Unterschiedliche Auswahlhilfe bei der Auswahl einer von diesen Plattformen für ein Projekt.</text:p>
        </text:list-item>
      </text:list>
      <text:p text:style-name="P97">Es werden immer empfohlen Anwendungen mit Flutter zu entwickeln,<text:s/>der große Wert<text:s/>an die Benutzeroberfläche<text:s/>legen. Also Anwendungen die ständig von Sehr Viel Leuten benutzt werden. Da diese Anwendungen auch fast die gleiche Benutzeroberfläche in iOS haben sollte. Flutter wird diese Ähnlichkeit vereinfachen und den Entwicklungsprozess beschleunigen, da aus einem Code die Anwendung für die beiden<text:s/>Systeme<text:s/>erstellt werden. Natürlich die Geschwindigkeit der Anwendung<text:s/>ist da, aber die Benutzeroberfläche steht<text:s/>an der ersten Stelle Wie Z.B Airbnb oder<text:s/>Xianyu.<text:s/>Für die Anwendungen, bei denen die Geschwindigkeit an der ersten Stelle steht und die Benutzeroberfläche nicht so Sehr wichtig, wird es empfohlen Android zu benutzen. Z.B im Unternehmen werden manchmal mobile Anwendungen benötigt um Hardware Geräte zu steuern, da die Geschwindigkeit der Anwendung Wichtiger als die Benutzeroberfläche ist.</text:p>
      <text:p text:style-name="P98"/>
      <text:list text:style-name="LFO2" text:continue-numbering="true">
        <text:list-item>
          <text:p text:style-name="P99">Zusammenfassung</text:p>
        </text:list-item>
      </text:list>
      <text:p text:style-name="P100">Ist es Heutzutage immer ein Großes Thema, Welche Plattforme benutzt werden sollte, um die mobilen Anwendungen zu entwickeln. Manche Unternehmen werden Flutter ausgewählt, um ihre Anwendungen zu entwickeln, da es ermöglicht die Entwicklungszeit und die Kosten zu reduzieren. Die<text:s/>Community befindet sich im Wachstum. Daher wie fragen sich, ob Java und Kotlin in der Zukunft durch gegen Dart ausgetauscht wird</text:p>
      <text:p text:style-name="P101"/>
      <text:p text:style-name="P102"/>
      <text:p text:style-name="Listenabsatz"/>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margin-bottom="0.1111in" fo:line-height="100%"/>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onel arthur kom nenkam</meta:initial-creator>
    <dc:creator>lionel arthur kom nenkam</dc:creator>
    <meta:creation-date>2019-08-04T15:00:00Z</meta:creation-date>
    <dc:date>2019-08-04T15:00:00Z</dc:date>
    <meta:template xlink:href="Normal" xlink:type="simple"/>
    <meta:editing-cycles>2</meta:editing-cycles>
    <meta:editing-duration>PT0S</meta:editing-duration>
    <meta:document-statistic meta:page-count="4" meta:paragraph-count="15" meta:word-count="1061" meta:character-count="7735" meta:row-count="55" meta:non-whitespace-character-count="6689"/>
  </office:meta>
</office:document-meta>
</file>